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4000000948B2585A9.png"/>
  <manifest:file-entry manifest:media-type="image/gif" manifest:full-path="Pictures/10000200000000F800000046301EA487.gif"/>
  <manifest:file-entry manifest:media-type="image/png" manifest:full-path="Pictures/10000201000001200000009BCFF7F5F0.png"/>
  <manifest:file-entry manifest:media-type="image/png" manifest:full-path="Pictures/10000201000000A00000008D6BE252B6.png"/>
  <manifest:file-entry manifest:media-type="image/gif" manifest:full-path="Pictures/100002000000012C0000009B888C3975.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cc" draw:textarea-horizontal-align="justify" draw:textarea-vertical-align="middle" draw:auto-grow-height="false"/>
    </style:style>
    <style:style style:name="gr2" style:family="graphic" style:parent-style-name="standard">
      <style:graphic-properties draw:fill="gradient" draw:fill-gradient-name="Gradient_20_7"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e6e6e6" draw:textarea-vertical-align="middle" draw:auto-grow-height="false" fo:min-height="0.749cm" fo:min-width="0.499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fill="solid" draw:fill-color="#e6e6ff" draw:textarea-vertical-align="middle" draw:auto-grow-height="false" fo:min-height="0.749cm" fo:min-width="0.499cm"/>
    </style:style>
    <style:style style:name="gr9" style:family="graphic" style:parent-style-name="standard">
      <style:graphic-properties draw:fill="gradient" draw:fill-color="#99ccff" draw:fill-gradient-name="Gradient_20_8" draw:textarea-horizontal-align="justify" draw:textarea-vertical-align="middle" draw:auto-grow-height="false"/>
    </style:style>
    <style:style style:name="gr10" style:family="graphic" style:parent-style-name="standard">
      <style:graphic-properties draw:stroke="none" svg:stroke-color="#000000" draw:fill="none" draw:fill-color="#ffffff" fo:min-height="0.752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text-align="center"/>
      <style:text-properties fo:font-size="14pt"/>
    </style:style>
    <style:style style:name="P5" style:family="paragraph">
      <style:paragraph-properties fo:margin-left="0cm" fo:margin-right="0cm" fo:text-indent="0cm"/>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283cm" svg:height="11.253cm" svg:x="9.651cm" svg:y="4.746cm">
          <text:p text:style-name="P5"/>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draw:layer="layout" svg:width="3.2cm" svg:height="1.3cm" svg:x="14.906cm" svg:y="1.747cm">
          <text:p text:style-name="P2">TuxAB</text:p>
          <draw:enhanced-geometry svg:viewBox="0 0 21600 21600" draw:glue-points="10800 0 0 10800 10800 21600 21600 10800" draw:type="flowchart-process" draw:enhanced-path="M 0 0 L 21600 0 21600 21600 0 21600 0 0 Z N"/>
        </draw:custom-shape>
        <draw:frame draw:style-name="gr3" draw:text-style-name="P1" draw:layer="layout" svg:width="4cm" svg:height="1.5cm" svg:x="6.977cm" svg:y="1cm">
          <draw:image xlink:href="Pictures/10000201000001200000009BCFF7F5F0.png" xlink:type="simple" xlink:show="embed" xlink:actuate="onLoad">
            <text:p text:style-name="P5"/>
          </draw:image>
        </draw:frame>
        <draw:frame draw:style-name="gr3" draw:text-style-name="P1" draw:layer="layout" svg:width="2.642cm" svg:height="2cm" svg:x="8.207cm" svg:y="3.29cm">
          <draw:image xlink:href="Pictures/10000201000000A00000008D6BE252B6.png" xlink:type="simple" xlink:show="embed" xlink:actuate="onLoad">
            <text:p text:style-name="P5"/>
          </draw:image>
        </draw:frame>
        <draw:custom-shape draw:style-name="gr4" draw:text-style-name="P1" draw:layer="layout" svg:width="3.702cm" svg:height="1cm" svg:x="11.174cm" svg:y="1.32cm">
          <text:p text:style-name="P5"/>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 draw:text-style-name="P1" draw:layer="layout" svg:width="3.553cm" svg:height="1cm" draw:transform="rotate (0.3490658503988) translate (11.165cm 3.595cm)">
          <text:p text:style-name="P5"/>
          <draw:enhanced-geometry draw:text-areas="4000 ?f1 ?f5 ?f2" draw:glue-points="0 10800 21600 10800 ?f0 0 ?f0 21600" draw:type="mso-spt100" draw:modifiers="13782.7543114221 5243.5564435564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 draw:layer="layout" svg:width="3.5cm" svg:height="2.5cm" svg:x="16.561cm" svg:y="8.402cm">
          <text:p text:style-name="P2">Definition</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1" draw:layer="layout" svg:width="3.5cm" svg:height="2.5cm" svg:x="16.561cm" svg:y="12.402cm">
          <text:p text:style-name="P2">Histo</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1" draw:layer="layout" svg:width="1cm" svg:height="5.052cm" draw:transform="rotate (0.1745329251994) translate (16.297cm 3.385cm)">
          <text:p text:style-name="P5"/>
          <draw:enhanced-geometry svg:viewBox="0 0 21600 21600" draw:text-areas="?f0 ?f8 ?f2 ?f9" draw:type="up-down-arrow" draw:modifiers="5567.23276723277 5247.4881279680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2" draw:layer="layout" svg:width="3.2cm" svg:height="1.3cm" svg:x="23.294cm" svg:y="10.893cm">
          <text:p text:style-name="P2">TuxHisto</text:p>
          <draw:enhanced-geometry svg:viewBox="0 0 21600 21600" draw:glue-points="10800 0 0 10800 10800 21600 21600 10800" draw:type="flowchart-process" draw:enhanced-path="M 0 0 L 21600 0 21600 21600 0 21600 0 0 Z N"/>
        </draw:custom-shape>
        <draw:custom-shape draw:style-name="gr7" draw:text-style-name="P1" draw:layer="layout" svg:width="3.147cm" svg:height="0.999cm" draw:transform="rotate (0.3490658503988) translate (20.154cm 13.37cm)">
          <text:p text:style-name="P5"/>
          <draw:enhanced-geometry draw:text-areas="4000 ?f1 ?f5 ?f2" draw:glue-points="0 10800 21600 10800 ?f0 0 ?f0 21600" draw:mirror-vertical="true" draw:mirror-horizontal="true" draw:type="mso-spt100" draw:modifiers="13782.7543114221 5243.5564435564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7" draw:text-style-name="P1" draw:layer="layout" svg:width="3.087cm" svg:height="1cm" draw:transform="rotate (-0.349065850399987) translate (20.558cm 9.021cm)">
          <text:p text:style-name="P5"/>
          <draw:enhanced-geometry draw:text-areas="4000 ?f1 ?f5 ?f2" draw:glue-points="0 10800 21600 10800 ?f0 0 ?f0 21600" draw:mirror-horizontal="false" draw:mirror-vertical="false" draw:type="mso-spt100" draw:modifiers="13782.7543114221 5243.5564435564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 draw:layer="layout" svg:width="2.941cm" svg:height="1.883cm" svg:x="10.097cm" svg:y="8.914cm">
          <text:p text:style-name="P2">PLC</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4" draw:layer="layout" svg:width="2.941cm" svg:height="1.883cm" svg:x="10.097cm" svg:y="11.32cm">
          <text:p text:style-name="P3"><text:span text:style-name="T1">MODBUS</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1" draw:layer="layout" svg:width="3.037cm" svg:height="0.812cm" svg:x="13.309cm" svg:y="9.805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3.037cm" svg:height="0.812cm" draw:transform="rotate (0.4363323129985) translate (13.312cm 11.929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5.413cm" svg:height="2.35cm" svg:x="10.449cm" svg:y="5.14cm">
          <draw:image xlink:href="Pictures/100002000000012C0000009B888C3975.gif" xlink:type="simple" xlink:show="embed" xlink:actuate="onLoad">
            <text:p text:style-name="P5"/>
          </draw:image>
        </draw:frame>
        <draw:custom-shape draw:style-name="gr2" draw:text-style-name="P2" draw:layer="layout" svg:width="3.2cm" svg:height="1.3cm" svg:x="18.43cm" svg:y="1.717cm">
          <text:p text:style-name="P2">TuxMdb</text:p>
          <draw:enhanced-geometry svg:viewBox="0 0 21600 21600" draw:glue-points="10800 0 0 10800 10800 21600 21600 10800" draw:type="flowchart-process" draw:enhanced-path="M 0 0 L 21600 0 21600 21600 0 21600 0 0 Z N"/>
        </draw:custom-shape>
        <draw:custom-shape draw:style-name="gr6" draw:text-style-name="P1" draw:layer="layout" svg:width="1cm" svg:height="4.895cm" draw:transform="rotate (-0.174532925200587) translate (19.049cm 3.217cm)">
          <text:p text:style-name="P5"/>
          <draw:enhanced-geometry svg:viewBox="0 0 21600 21600" draw:text-areas="?f0 ?f8 ?f2 ?f9" draw:type="up-down-arrow" draw:modifiers="5567.23276723277 5247.4881279680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2" draw:layer="layout" svg:width="4.3cm" svg:height="2.435cm" svg:x="24.4cm" svg:y="2.41cm">
          <text:p text:style-name="P2">Modbus</text:p>
          <text:p text:style-name="P2">Device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546cm" svg:height="0.999cm" draw:transform="rotate (0.3490658503988) translate (21.809cm 2.921cm)">
          <text:p text:style-name="P5"/>
          <draw:enhanced-geometry draw:text-areas="4000 ?f1 ?f5 ?f2" draw:glue-points="0 10800 21600 10800 ?f0 0 ?f0 21600" draw:mirror-vertical="false" draw:mirror-horizontal="true" draw:type="mso-spt100" draw:modifiers="13782.7543114221 5243.5564435564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3.2cm" svg:height="1.3cm" svg:x="23.113cm" svg:y="5.271cm">
          <text:p text:style-name="P2">Tux...</text:p>
          <draw:enhanced-geometry svg:viewBox="0 0 21600 21600" draw:glue-points="10800 0 0 10800 10800 21600 21600 10800" draw:type="flowchart-process" draw:enhanced-path="M 0 0 L 21600 0 21600 21600 0 21600 0 0 Z N"/>
        </draw:custom-shape>
        <draw:custom-shape draw:style-name="gr6" draw:text-style-name="P1" draw:layer="layout" svg:width="1cm" svg:height="4.086cm" draw:transform="rotate (2.0943951023928) translate (19.641cm 8.588cm)">
          <text:p text:style-name="P5"/>
          <draw:enhanced-geometry svg:viewBox="0 0 21600 21600" draw:text-areas="?f0 ?f8 ?f2 ?f9" draw:type="up-down-arrow" draw:modifiers="5567.23276723277 5247.4881279680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7.095cm" svg:height="5.442cm" svg:x="1.714cm" svg:y="13.56cm">
          <text:p text:style-name="P5"/>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4.299cm" svg:height="2.886cm" svg:x="4.51cm" svg:y="16.116cm">
          <text:p text:style-name="P5"/>
          <draw:enhanced-geometry svg:viewBox="0 0 21600 21600" draw:glue-points="10800 0 0 10800 10800 21600 21600 10800" draw:type="flowchart-process" draw:enhanced-path="M 0 0 L 21600 0 21600 21600 0 21600 0 0 Z N"/>
        </draw:custom-shape>
        <draw:custom-shape draw:style-name="gr9" draw:text-style-name="P2" draw:layer="layout" svg:width="3.2cm" svg:height="1.3cm" svg:x="5.135cm" svg:y="17.201cm">
          <text:p text:style-name="P2">HistoChart</text:p>
          <draw:enhanced-geometry svg:viewBox="0 0 21600 21600" draw:glue-points="10800 0 0 10800 10800 21600 21600 10800" draw:type="flowchart-process" draw:enhanced-path="M 0 0 L 21600 0 21600 21600 0 21600 0 0 Z N"/>
        </draw:custom-shape>
        <draw:frame draw:style-name="gr3" draw:text-style-name="P1" draw:layer="layout" svg:width="5.627cm" svg:height="1.503cm" svg:x="2.492cm" svg:y="13.68cm">
          <draw:image xlink:href="Pictures/10000200000000F800000046301EA487.gif" xlink:type="simple" xlink:show="embed" xlink:actuate="onLoad">
            <text:p text:style-name="P5"/>
          </draw:image>
        </draw:frame>
        <draw:custom-shape draw:style-name="gr7" draw:text-style-name="P1" draw:layer="layout" svg:width="8.235cm" svg:height="0.999cm" draw:transform="rotate (0.3490658503988) translate (8.461cm 17.461cm)">
          <text:p text:style-name="P5"/>
          <draw:enhanced-geometry draw:text-areas="4000 ?f1 ?f5 ?f2" draw:glue-points="0 10800 21600 10800 ?f0 0 ?f0 21600" draw:mirror-vertical="true" draw:mirror-horizontal="true" draw:type="mso-spt100" draw:modifiers="17123.1665857212 5912.48751248751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 draw:text-style-name="P1" draw:layer="layout" svg:width="3.935cm" svg:height="3.723cm" svg:x="3.311cm" svg:y="7.341cm">
          <draw:image xlink:href="Pictures/1000020100000094000000948B2585A9.png" xlink:type="simple" xlink:show="embed" xlink:actuate="onLoad">
            <text:p text:style-name="P5"/>
          </draw:image>
        </draw:frame>
        <draw:custom-shape draw:style-name="gr6" draw:text-style-name="P1" draw:layer="layout" svg:width="0.962cm" svg:height="2.195cm" svg:x="4.81cm" svg:y="11.214cm">
          <text:p text:style-name="P5"/>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5" draw:layer="layout" svg:width="1.804cm" svg:height="1.002cm" svg:x="4.479cm" svg:y="16.085cm">
          <draw:text-box>
            <text:p text:style-name="P5">CGI</text:p>
          </draw:text-box>
        </draw:frame>
        <draw:custom-shape draw:style-name="gr7" draw:text-style-name="P1" draw:layer="layout" svg:width="3.638cm" svg:height="1.022cm" draw:transform="rotate (-0.785398163398487) translate (20.409cm 14.711cm)">
          <text:p text:style-name="P5"/>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3.2cm" svg:height="1.3cm" svg:x="22.692cm" svg:y="17.808cm">
          <text:p text:style-name="P2">...</text:p>
          <draw:enhanced-geometry svg:viewBox="0 0 21600 21600" draw:glue-points="10800 0 0 10800 10800 21600 21600 10800" draw:type="flowchart-process"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rectangular" draw:cx="50%" draw:cy="50%" draw:start-color="#00ffff" draw:end-color="#ffffff" draw:start-intensity="100%" draw:end-intensity="100%" draw:angle="450" draw:border="5%"/>
    <draw:gradient draw:name="Gradient_20_8" draw:display-name="Gradient 8" draw:style="rectangular" draw:cx="50%" draw:cy="50%" draw:start-color="#ccffff"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fr" style:country-asian="FR" style:font-family-complex="'DejaVu Sans'" style:font-family-generic-complex="system" style:font-pitch-complex="variable" style:font-size-complex="24pt" style:language-complex="fr" style:country-complex="F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27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6-12-28T10:24:51</meta:creation-date>
    <dc:date>2006-12-28T12:18:04</dc:date>
    <dc:language>en-GB</dc:language>
    <meta:editing-cycles>9</meta:editing-cycles>
    <meta:editing-duration>PT1H53M14S</meta:editing-duration>
    <meta:user-defined meta:name="Info 1"/>
    <meta:user-defined meta:name="Info 2"/>
    <meta:user-defined meta:name="Info 3"/>
    <meta:user-defined meta:name="Info 4"/>
    <meta:document-statistic meta:object-count="33"/>
  </office:meta>
</office:document-meta>
</file>